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0485b" officeooo:paragraph-rsid="0000485b" style:font-size-asian="13.1000003814697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0485b" officeooo:paragraph-rsid="0000485b" style:font-size-asian="13.1000003814697pt" style:font-size-complex="15pt"/>
    </style:style>
    <style:style style:name="P3" style:family="paragraph" style:parent-style-name="Standard">
      <style:paragraph-properties fo:text-align="center" style:justify-single-word="false"/>
      <style:text-properties fo:font-size="15pt" fo:font-weight="bold" officeooo:rsid="0000485b" officeooo:paragraph-rsid="0000485b"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23f619" officeooo:paragraph-rsid="0023f619"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2c6427" officeooo:paragraph-rsid="002c6427"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officeooo:paragraph-rsid="0000485b"/>
    </style:style>
    <style:style style:name="P7" style:family="paragraph" style:parent-style-name="Standard">
      <style:paragraph-properties fo:text-align="center" style:justify-single-word="false"/>
      <style:text-properties fo:font-size="13pt" style:text-underline-style="none" officeooo:rsid="0000485b" officeooo:paragraph-rsid="0000485b" style:font-size-asian="11.3500003814697pt" style:font-size-complex="13pt"/>
    </style:style>
    <style:style style:name="P8" style:family="paragraph" style:parent-style-name="Standard">
      <style:paragraph-properties fo:text-align="center" style:justify-single-word="false"/>
      <style:text-properties fo:font-size="13pt" style:text-underline-style="none" officeooo:rsid="00371a2c" officeooo:paragraph-rsid="00371a2c" style:font-size-asian="11.3500003814697pt" style:font-size-complex="13pt"/>
    </style:style>
    <style:style style:name="P9" style:family="paragraph" style:parent-style-name="Standard">
      <style:paragraph-properties fo:text-align="start" style:justify-single-word="false"/>
      <style:text-properties fo:font-size="13pt" officeooo:rsid="0000485b" officeooo:paragraph-rsid="0000485b" style:font-size-asian="13pt" style:font-size-complex="13pt"/>
    </style:style>
    <style:style style:name="P10" style:family="paragraph" style:parent-style-name="Standard">
      <style:paragraph-properties fo:text-align="start" style:justify-single-word="false"/>
      <style:text-properties fo:font-size="13pt" officeooo:rsid="000442f3" officeooo:paragraph-rsid="000442f3" style:font-size-asian="13pt" style:font-size-complex="13pt"/>
    </style:style>
    <style:style style:name="P11" style:family="paragraph" style:parent-style-name="Standard">
      <style:paragraph-properties fo:text-align="start" style:justify-single-word="false"/>
      <style:text-properties fo:font-size="13pt" officeooo:rsid="00241c9c" officeooo:paragraph-rsid="00241c9c" style:font-size-asian="13pt" style:font-size-complex="13pt"/>
    </style:style>
    <style:style style:name="P12" style:family="paragraph" style:parent-style-name="Standard">
      <style:paragraph-properties fo:text-align="end" style:justify-single-word="false"/>
      <style:text-properties fo:font-size="13pt" officeooo:rsid="0027a17c" officeooo:paragraph-rsid="0027a17c" style:font-size-asian="13pt" style:font-size-complex="13pt"/>
    </style:style>
    <style:style style:name="P13" style:family="paragraph" style:parent-style-name="Standard">
      <style:paragraph-properties fo:text-align="start" style:justify-single-word="false"/>
      <style:text-properties fo:font-size="13pt" officeooo:rsid="002c6427" officeooo:paragraph-rsid="002c6427" style:font-size-asian="13pt" style:font-size-complex="13pt"/>
    </style:style>
    <style:style style:name="P14" style:family="paragraph" style:parent-style-name="Standard">
      <style:paragraph-properties fo:text-align="center" style:justify-single-word="false"/>
      <style:text-properties fo:font-size="13pt" fo:font-weight="normal" officeooo:rsid="000da958" officeooo:paragraph-rsid="000da958"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024bc" officeooo:paragraph-rsid="001024bc"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1153dd" officeooo:paragraph-rsid="001153dd" style:font-size-asian="11.3500003814697pt" style:font-weight-asian="normal" style:font-size-complex="13pt" style:font-weight-complex="normal"/>
    </style:style>
    <style:style style:name="P17" style:family="paragraph" style:parent-style-name="Standard">
      <style:paragraph-properties fo:text-align="end" style:justify-single-word="false"/>
      <style:text-properties fo:font-size="13pt" fo:font-style="normal" style:text-underline-style="none" fo:font-weight="bold" officeooo:rsid="002976ac" officeooo:paragraph-rsid="002976ac" style:font-size-asian="13pt" style:font-style-asian="normal" style:font-weight-asian="bold" style:font-size-complex="13pt" style:font-style-complex="normal" style:font-weight-complex="bold"/>
    </style:style>
    <style:style style:name="P18" style:family="paragraph" style:parent-style-name="Standard">
      <style:paragraph-properties fo:margin-left="0.741cm" fo:margin-right="0cm" fo:text-align="start" style:justify-single-word="false" fo:text-indent="0cm" style:auto-text-indent="false"/>
      <style:text-properties fo:font-size="13pt" officeooo:rsid="00241c9c" officeooo:paragraph-rsid="00241c9c" style:font-size-asian="13pt" style:font-size-complex="13pt"/>
    </style:style>
    <style:style style:name="P19" style:family="paragraph" style:parent-style-name="Standard">
      <style:paragraph-properties fo:margin-left="3.704cm" fo:margin-right="0cm" fo:text-align="end" style:justify-single-word="false" fo:text-indent="0cm" style:auto-text-indent="false"/>
      <style:text-properties fo:font-size="13pt" officeooo:rsid="00241c9c" officeooo:paragraph-rsid="00241c9c" style:font-size-asian="13pt" style:font-size-complex="13pt"/>
    </style:style>
    <style:style style:name="P20" style:family="paragraph" style:parent-style-name="Standard">
      <style:paragraph-properties fo:margin-left="0cm" fo:margin-right="0cm" fo:text-align="start" style:justify-single-word="false" fo:text-indent="0cm" style:auto-text-indent="false"/>
      <style:text-properties fo:font-size="13pt" officeooo:rsid="002b60ff" officeooo:paragraph-rsid="002b60ff" style:font-size-asian="13pt" style:font-size-complex="13pt"/>
    </style:style>
    <style:style style:name="P21" style:family="paragraph" style:parent-style-name="Standard">
      <style:paragraph-properties fo:margin-left="0cm" fo:margin-right="0cm" fo:text-align="start" style:justify-single-word="false" fo:text-indent="0cm" style:auto-text-indent="false"/>
      <style:text-properties fo:font-size="13pt" officeooo:rsid="002f4a2e" officeooo:paragraph-rsid="002f4a2e" style:font-size-asian="13pt" style:font-size-complex="13pt"/>
    </style:style>
    <style:style style:name="P22" style:family="paragraph" style:parent-style-name="Standard">
      <style:paragraph-properties fo:margin-left="0cm" fo:margin-right="0cm" fo:text-align="start" style:justify-single-word="false" fo:text-indent="0cm" style:auto-text-indent="false"/>
      <style:text-properties fo:font-size="13pt" officeooo:rsid="0032ef53" officeooo:paragraph-rsid="0032ef53"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properties fo:font-size="13pt" officeooo:rsid="00349f67" officeooo:paragraph-rsid="00349f67" style:font-size-asian="13pt" style:font-size-complex="13pt"/>
    </style:style>
    <style:style style:name="P24" style:family="paragraph" style:parent-style-name="Standard">
      <style:paragraph-properties fo:margin-left="0cm" fo:margin-right="0cm" fo:text-align="start" style:justify-single-word="false" fo:text-indent="0cm" style:auto-text-indent="false"/>
      <style:text-properties fo:font-size="13pt" officeooo:rsid="00361c62" officeooo:paragraph-rsid="00361c62" style:font-size-asian="13pt" style:font-size-complex="13pt"/>
    </style:style>
    <style:style style:name="P25" style:family="paragraph" style:parent-style-name="Standard">
      <style:paragraph-properties fo:margin-left="0cm" fo:margin-right="0cm" fo:text-align="start" style:justify-single-word="false" fo:text-indent="0cm" style:auto-text-indent="false"/>
      <style:text-properties fo:font-size="13pt" officeooo:rsid="0039dbd7" officeooo:paragraph-rsid="0039dbd7" style:font-size-asian="13pt" style:font-size-complex="13pt"/>
    </style:style>
    <style:style style:name="P26" style:family="paragraph" style:parent-style-name="Standard">
      <style:paragraph-properties fo:margin-left="0cm" fo:margin-right="0cm" fo:text-align="start" style:justify-single-word="false" fo:text-indent="0cm" style:auto-text-indent="false"/>
      <style:text-properties fo:font-size="13pt" officeooo:rsid="003babb5" officeooo:paragraph-rsid="003babb5" style:font-size-asian="13pt" style:font-size-complex="13pt"/>
    </style:style>
    <style:style style:name="P27" style:family="paragraph" style:parent-style-name="Standard">
      <style:paragraph-properties fo:margin-left="0cm" fo:margin-right="0cm" fo:text-align="center" style:justify-single-word="false" fo:text-indent="0cm" style:auto-text-indent="false"/>
      <style:text-properties fo:font-size="15pt" fo:font-weight="bold" officeooo:rsid="00361c62" officeooo:paragraph-rsid="00361c62" style:font-size-asian="13.1000003814697pt" style:font-weight-asian="bold" style:font-size-complex="15pt" style:font-weight-complex="bold"/>
    </style:style>
    <style:style style:name="P28" style:family="paragraph" style:parent-style-name="Standard">
      <style:paragraph-properties fo:margin-left="0cm" fo:margin-right="0cm" fo:text-align="end" style:justify-single-word="false" fo:text-indent="0cm" style:auto-text-indent="false"/>
      <style:text-properties fo:font-size="15pt" fo:font-weight="bold" officeooo:rsid="00385d0a" officeooo:paragraph-rsid="00385d0a" style:font-size-asian="13.1000003814697pt" style:font-weight-asian="bold" style:font-size-complex="15pt" style:font-weight-complex="bold"/>
    </style:style>
    <style:style style:name="P29" style:family="paragraph" style:parent-style-name="Caption">
      <style:text-properties officeooo:rsid="0027a17c" officeooo:paragraph-rsid="0027a17c"/>
    </style:style>
    <style:style style:name="P30" style:family="paragraph" style:parent-style-name="Standard" style:list-style-name="L1">
      <style:paragraph-properties fo:text-align="end" style:justify-single-word="false"/>
      <style:text-properties fo:font-size="13pt" officeooo:rsid="0027a17c" officeooo:paragraph-rsid="00410e33" style:font-size-asian="13pt" style:font-size-complex="13pt"/>
    </style:style>
    <style:style style:name="P31" style:family="paragraph" style:parent-style-name="Standard" style:list-style-name="L1">
      <style:paragraph-properties fo:text-align="end" style:justify-single-word="false"/>
      <style:text-properties fo:font-size="13pt" officeooo:rsid="00292580" officeooo:paragraph-rsid="00292580" style:font-size-asian="13pt" style:font-size-complex="13pt"/>
    </style:style>
    <style:style style:name="P32" style:family="paragraph" style:parent-style-name="Standard" style:list-style-name="L2">
      <style:paragraph-properties fo:text-align="end" style:justify-single-word="false"/>
      <style:text-properties fo:font-size="13pt" officeooo:rsid="002976ac" officeooo:paragraph-rsid="002976ac" style:font-size-asian="13pt" style:font-size-complex="13pt"/>
    </style:style>
    <style:style style:name="P33" style:family="paragraph" style:parent-style-name="Standard" style:list-style-name="L1">
      <style:paragraph-properties fo:text-align="end" style:justify-single-word="false"/>
      <style:text-properties fo:font-size="13pt" officeooo:rsid="00410e33" officeooo:paragraph-rsid="00410e33" style:font-size-asian="13pt" style:font-size-complex="13pt"/>
    </style:style>
    <style:style style:name="P34" style:family="paragraph" style:parent-style-name="Standard" style:list-style-name="L3">
      <style:paragraph-properties fo:text-align="end" style:justify-single-word="false"/>
      <style:text-properties fo:font-size="13pt" fo:font-weight="normal" officeooo:rsid="00385d0a" officeooo:paragraph-rsid="00385d0a" style:font-size-asian="11.3500003814697pt" style:font-weight-asian="normal" style:font-size-complex="13pt" style:font-weight-complex="normal"/>
    </style:style>
    <style:style style:name="P35" style:family="paragraph" style:parent-style-name="Standard" style:list-style-name="L3">
      <style:paragraph-properties fo:text-align="end" style:justify-single-word="false"/>
      <style:text-properties fo:font-size="13pt" fo:font-weight="normal" officeooo:rsid="004219ec" officeooo:paragraph-rsid="004219ec" style:font-size-asian="11.3500003814697pt" style:font-weight-asian="normal" style:font-size-complex="13pt" style:font-weight-complex="normal"/>
    </style:style>
    <style:style style:name="P36" style:family="paragraph" style:parent-style-name="Standard" style:list-style-name="L3">
      <style:paragraph-properties fo:text-align="end" style:justify-single-word="false"/>
      <style:text-properties fo:font-size="15pt" fo:font-weight="bold" officeooo:rsid="00385d0a" officeooo:paragraph-rsid="00385d0a"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officeooo:paragraph-rsid="000442f3"/>
    </style:style>
    <style:style style:name="P38" style:family="paragraph" style:parent-style-name="Standard">
      <style:paragraph-properties fo:text-align="start" style:justify-single-word="false"/>
      <style:text-properties fo:font-size="16pt" fo:font-weight="bold" officeooo:rsid="0042db82" officeooo:paragraph-rsid="0042db82"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4357f8" officeooo:paragraph-rsid="004357f8" style:font-size-asian="14pt" style:font-weight-asian="bold" style:font-size-complex="16pt" style:font-weight-complex="bold"/>
    </style:style>
    <style:style style:name="P40" style:family="paragraph" style:parent-style-name="Standard">
      <style:paragraph-properties fo:text-align="start" style:justify-single-word="false"/>
      <style:text-properties fo:font-size="16pt" fo:font-weight="bold" officeooo:rsid="004357f8" officeooo:paragraph-rsid="004357f8" style:font-size-asian="14pt" style:font-weight-asian="bold" style:font-size-complex="16pt" style:font-weight-complex="bold"/>
    </style:style>
    <style:style style:name="P41" style:family="paragraph" style:parent-style-name="Standard">
      <style:paragraph-properties fo:text-align="start" style:justify-single-word="false"/>
      <style:text-properties fo:font-size="16pt" fo:font-weight="normal" officeooo:rsid="0042db82" officeooo:paragraph-rsid="0042db82" style:font-size-asian="14pt" style:font-weight-asian="normal" style:font-size-complex="16pt" style:font-weight-complex="normal"/>
    </style:style>
    <style:style style:name="P42" style:family="paragraph" style:parent-style-name="Standard" style:list-style-name="L4">
      <style:paragraph-properties fo:text-align="start" style:justify-single-word="false"/>
      <style:text-properties fo:font-size="16pt" fo:font-weight="normal" officeooo:rsid="0042db82" officeooo:paragraph-rsid="0042db82" style:font-size-asian="14pt" style:font-weight-asian="normal" style:font-size-complex="16pt" style:font-weight-complex="normal"/>
    </style:style>
    <style:style style:name="P43" style:family="paragraph" style:parent-style-name="Standard" style:list-style-name="L5">
      <style:paragraph-properties fo:text-align="start" style:justify-single-word="false"/>
      <style:text-properties fo:font-size="16pt" fo:font-weight="normal" officeooo:rsid="004357f8" officeooo:paragraph-rsid="004357f8" style:font-size-asian="14pt" style:font-weight-asian="normal" style:font-size-complex="16pt" style:font-weight-complex="normal"/>
    </style:style>
    <style:style style:name="P44" style:family="paragraph" style:parent-style-name="Standard">
      <style:paragraph-properties fo:text-align="center" style:justify-single-word="false"/>
      <style:text-properties fo:font-weight="bold" officeooo:rsid="0044a81b" officeooo:paragraph-rsid="0044a81b" style:font-weight-asian="bold" style:font-weight-complex="bold"/>
    </style:style>
    <style:style style:name="P45" style:family="paragraph" style:parent-style-name="Standard">
      <style:paragraph-properties fo:text-align="start" style:justify-single-word="false"/>
      <style:text-properties fo:font-weight="bold" officeooo:rsid="0045345d" officeooo:paragraph-rsid="0045345d" style:font-weight-asian="bold" style:font-weight-complex="bold"/>
    </style:style>
    <style:style style:name="P46" style:family="paragraph" style:parent-style-name="Standard">
      <style:paragraph-properties fo:text-align="start" style:justify-single-word="false"/>
      <style:text-properties fo:font-weight="bold" officeooo:rsid="0046d6dc" officeooo:paragraph-rsid="0046d6dc" style:font-weight-asian="bold" style:font-weight-complex="bold"/>
    </style:style>
    <style:style style:name="P47" style:family="paragraph" style:parent-style-name="Standard" style:list-style-name="L7">
      <style:paragraph-properties fo:text-align="start" style:justify-single-word="false"/>
      <style:text-properties fo:font-weight="bold" officeooo:rsid="0046d6dc" officeooo:paragraph-rsid="0046d6dc" style:font-weight-asian="bold" style:font-weight-complex="bold"/>
    </style:style>
    <style:style style:name="P48" style:family="paragraph" style:parent-style-name="Standard">
      <style:paragraph-properties fo:text-align="start" style:justify-single-word="false"/>
      <style:text-properties fo:font-weight="bold" officeooo:rsid="00494e43" officeooo:paragraph-rsid="00494e43" style:font-weight-asian="bold" style:font-weight-complex="bold"/>
    </style:style>
    <style:style style:name="P49" style:family="paragraph" style:parent-style-name="Standard">
      <style:paragraph-properties fo:text-align="start" style:justify-single-word="false"/>
      <style:text-properties fo:font-weight="bold" officeooo:rsid="004a2a05" officeooo:paragraph-rsid="004a2a05" style:font-weight-asian="bold" style:font-weight-complex="bold"/>
    </style:style>
    <style:style style:name="P50" style:family="paragraph" style:parent-style-name="Standard">
      <style:paragraph-properties fo:text-align="start" style:justify-single-word="false"/>
      <style:text-properties officeooo:rsid="00449f4d" officeooo:paragraph-rsid="00449f4d"/>
    </style:style>
    <style:style style:name="P51" style:family="paragraph" style:parent-style-name="Standard">
      <style:paragraph-properties fo:text-align="start" style:justify-single-word="false"/>
      <style:text-properties officeooo:rsid="0044a81b" officeooo:paragraph-rsid="0044a81b"/>
    </style:style>
    <style:style style:name="P52" style:family="paragraph" style:parent-style-name="Standard">
      <style:paragraph-properties fo:text-align="start" style:justify-single-word="false"/>
      <style:text-properties fo:font-style="italic" fo:font-weight="normal" officeooo:rsid="0044a81b" officeooo:paragraph-rsid="0044a81b"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44a81b" officeooo:paragraph-rsid="0045345d" style:font-style-asian="italic" style:font-weight-asian="normal" style:font-style-complex="italic"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size="13pt" officeooo:rsid="00361c62" officeooo:paragraph-rsid="00361c62" style:font-size-asian="13pt" style:font-size-complex="13pt"/>
    </style:style>
    <style:style style:name="P55" style:family="paragraph" style:parent-style-name="Standard">
      <style:paragraph-properties fo:margin-left="0cm" fo:margin-right="0cm" fo:text-align="start" style:justify-single-word="false" fo:text-indent="0cm" style:auto-text-indent="false"/>
      <style:text-properties fo:font-size="13pt" officeooo:rsid="00410e33" officeooo:paragraph-rsid="00410e33" style:font-size-asian="13pt" style:font-size-complex="13pt"/>
    </style:style>
    <style:style style:name="P56" style:family="paragraph">
      <style:paragraph-properties fo:text-align="center"/>
    </style:style>
    <style:style style:name="P57" style:family="paragraph">
      <loext:graphic-properties draw:fill-color="#adc5e7"/>
      <style:paragraph-properties fo:text-align="center"/>
    </style:style>
    <style:style style:name="P58" style:family="paragraph">
      <loext:graphic-properties draw:fill="none" draw:fill-color="#ffffff"/>
      <style:text-properties fo:font-size="12pt"/>
    </style:style>
    <style:style style:name="P59" style:family="paragraph">
      <style:text-properties fo:color="#f58220" fo:font-size="18pt" fo:font-weight="bold" style:font-size-asian="18pt" style:font-weight-asian="bold" style:font-size-complex="18pt" style:font-weight-complex="bold"/>
    </style:style>
    <style:style style:name="P60" style:family="paragraph">
      <loext:graphic-properties draw:fill-color="#cf383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loext:graphic-properties draw:fill="none" draw:fill-color="#ffffff"/>
      <style:text-properties fo:color="#ffffff" fo:font-size="13pt" style:font-size-asian="13pt" style:font-size-complex="13pt"/>
    </style:style>
    <style:style style:name="T1" style:family="text">
      <style:text-properties officeooo:rsid="000765a9"/>
    </style:style>
    <style:style style:name="T2" style:family="text">
      <style:text-properties fo:font-weight="bold" officeooo:rsid="0013c067" style:font-weight-asian="bold" style:font-weight-complex="bold"/>
    </style:style>
    <style:style style:name="T3" style:family="text">
      <style:text-properties fo:font-weight="bold" officeooo:rsid="004219ec" style:font-weight-asian="bold" style:font-weight-complex="bold"/>
    </style:style>
    <style:style style:name="T4" style:family="text">
      <style:text-properties officeooo:rsid="0007db57"/>
    </style:style>
    <style:style style:name="T5" style:family="text">
      <style:text-properties officeooo:rsid="00096aeb"/>
    </style:style>
    <style:style style:name="T6" style:family="text">
      <style:text-properties officeooo:rsid="000d539e"/>
    </style:style>
    <style:style style:name="T7" style:family="text">
      <style:text-properties officeooo:rsid="000f99ea"/>
    </style:style>
    <style:style style:name="T8" style:family="text">
      <style:text-properties style:text-underline-style="solid" style:text-underline-width="auto" style:text-underline-color="font-color"/>
    </style:style>
    <style:style style:name="T9" style:family="text">
      <style:text-properties officeooo:rsid="0013c067"/>
    </style:style>
    <style:style style:name="T10" style:family="text">
      <style:text-properties fo:font-style="italic" style:font-style-asian="italic" style:font-style-complex="italic"/>
    </style:style>
    <style:style style:name="T11" style:family="text">
      <style:text-properties fo:font-style="italic" officeooo:rsid="0013c067" style:font-style-asian="italic" style:font-style-complex="italic"/>
    </style:style>
    <style:style style:name="T12" style:family="text">
      <style:text-properties fo:font-style="italic" officeooo:rsid="0017b06d" style:font-style-asian="italic" style:font-style-complex="italic"/>
    </style:style>
    <style:style style:name="T13" style:family="text">
      <style:text-properties fo:font-style="italic" officeooo:rsid="001a6e95" style:font-style-asian="italic" style:font-style-complex="italic"/>
    </style:style>
    <style:style style:name="T14" style:family="text">
      <style:text-properties fo:font-style="italic" officeooo:rsid="001c5070" style:font-style-asian="italic" style:font-style-complex="italic"/>
    </style:style>
    <style:style style:name="T15" style:family="text">
      <style:text-properties fo:font-style="italic" officeooo:rsid="00410e33"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a6e95" style:font-style-asian="normal" style:font-style-complex="normal"/>
    </style:style>
    <style:style style:name="T18" style:family="text">
      <style:text-properties fo:font-style="normal" officeooo:rsid="001c5070" style:font-style-asian="normal" style:font-style-complex="normal"/>
    </style:style>
    <style:style style:name="T19" style:family="text">
      <style:text-properties fo:font-style="normal" officeooo:rsid="001c6e1d" style:font-style-asian="normal" style:font-style-complex="normal"/>
    </style:style>
    <style:style style:name="T20" style:family="text">
      <style:text-properties fo:font-style="normal" officeooo:rsid="00410e33" style:font-style-asian="normal" style:font-style-complex="normal"/>
    </style:style>
    <style:style style:name="T21" style:family="text">
      <style:text-properties fo:font-style="normal" fo:font-weight="bold" officeooo:rsid="001c5070" style:font-style-asian="normal" style:font-weight-asian="bold" style:font-style-complex="normal" style:font-weight-complex="bold"/>
    </style:style>
    <style:style style:name="T22" style:family="text">
      <style:text-properties fo:font-style="normal" fo:font-weight="bold" officeooo:rsid="001c6e1d" style:font-style-asian="normal" style:font-weight-asian="bold" style:font-style-complex="normal" style:font-weight-complex="bold"/>
    </style:style>
    <style:style style:name="T23" style:family="text">
      <style:text-properties fo:font-style="normal" style:text-underline-style="solid" style:text-underline-width="auto" style:text-underline-color="font-color" fo:font-weight="bold" officeooo:rsid="0027a17c"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style:text-underline-style="none" fo:font-weight="bold" officeooo:rsid="0027a17c" style:font-style-asian="normal" style:font-weight-asian="bold" style:font-style-complex="normal" style:font-weight-complex="bold"/>
    </style:style>
    <style:style style:name="T26" style:family="text">
      <style:text-properties fo:font-size="15pt" style:font-size-asian="15pt" style:font-size-complex="15pt"/>
    </style:style>
    <style:style style:name="T27" style:family="text">
      <style:text-properties fo:font-size="15pt" fo:font-style="normal" style:text-underline-style="none" fo:font-weight="bold" officeooo:rsid="0027a17c" style:font-size-asian="15pt" style:font-style-asian="normal" style:font-weight-asian="bold" style:font-size-complex="15pt" style:font-style-complex="normal" style:font-weight-complex="bold"/>
    </style:style>
    <style:style style:name="T28" style:family="text">
      <style:text-properties fo:font-size="15pt" fo:font-style="normal" style:text-underline-style="none" fo:font-weight="bold" officeooo:rsid="002976ac" style:font-size-asian="15pt" style:font-style-asian="normal" style:font-weight-asian="bold" style:font-size-complex="15pt" style:font-style-complex="normal" style:font-weight-complex="bold"/>
    </style:style>
    <style:style style:name="T29" style:family="text">
      <style:text-properties fo:font-weight="normal" style:font-weight-asian="normal" style:font-weight-complex="normal"/>
    </style:style>
    <style:style style:name="T30" style:family="text">
      <style:text-properties fo:font-weight="normal" officeooo:rsid="004219ec" style:font-weight-asian="normal" style:font-weight-complex="normal"/>
    </style:style>
    <style:style style:name="T31" style:family="text">
      <style:text-properties officeooo:rsid="00241c9c"/>
    </style:style>
    <style:style style:name="T32" style:family="text">
      <style:text-properties officeooo:rsid="0024f149"/>
    </style:style>
    <style:style style:name="T33" style:family="text">
      <style:text-properties officeooo:rsid="0026cd31"/>
    </style:style>
    <style:style style:name="T34" style:family="text">
      <style:text-properties officeooo:rsid="002f23f3"/>
    </style:style>
    <style:style style:name="T35" style:family="text">
      <style:text-properties officeooo:rsid="00313fcf"/>
    </style:style>
    <style:style style:name="T36" style:family="text">
      <style:text-properties officeooo:rsid="00349f67"/>
    </style:style>
    <style:style style:name="T37" style:family="text">
      <style:text-properties officeooo:rsid="00361c62"/>
    </style:style>
    <style:style style:name="T38" style:family="text">
      <style:text-properties officeooo:rsid="00385d0a"/>
    </style:style>
    <style:style style:name="T39" style:family="text">
      <style:text-properties officeooo:rsid="003faf1f"/>
    </style:style>
    <style:style style:name="T40" style:family="text">
      <style:text-properties officeooo:rsid="0040f7e9"/>
    </style:style>
    <style:style style:name="T41" style:family="text">
      <style:text-properties officeooo:rsid="00410e33"/>
    </style:style>
    <style:style style:name="T42" style:family="text">
      <style:text-properties officeooo:rsid="002dcc83"/>
    </style:style>
    <style:style style:name="T43" style:family="text">
      <style:text-properties officeooo:rsid="004219ec"/>
    </style:style>
    <style:style style:name="T44" style:family="text">
      <style:text-properties fo:font-size="14pt" style:font-size-asian="12.25pt" style:font-size-complex="14pt"/>
    </style:style>
    <style:style style:name="T45" style:family="text">
      <style:text-properties fo:font-size="14pt" officeooo:rsid="004357f8" style:font-size-asian="12.25pt" style:font-size-complex="14pt"/>
    </style:style>
    <style:style style:name="T46" style:family="text">
      <style:text-properties fo:font-size="14pt" fo:font-style="italic" style:font-size-asian="12.25pt" style:font-style-asian="italic" style:font-size-complex="14pt" style:font-style-complex="italic"/>
    </style:style>
    <style:style style:name="T47" style:family="text">
      <style:text-properties fo:font-size="14pt" fo:font-style="italic" officeooo:rsid="004357f8" style:font-size-asian="12.25pt" style:font-style-asian="italic" style:font-size-complex="14pt" style:font-style-complex="italic"/>
    </style:style>
    <style:style style:name="T48"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49" style:family="text">
      <style:text-properties fo:font-size="14pt" fo:font-style="normal" style:font-size-asian="12.25pt" style:font-style-asian="normal" style:font-size-complex="14pt" style:font-style-complex="normal"/>
    </style:style>
    <style:style style:name="T50" style:family="text">
      <style:text-properties fo:font-size="14pt" fo:font-style="normal" officeooo:rsid="004357f8" style:font-size-asian="12.25pt" style:font-style-asian="normal" style:font-size-complex="14pt" style:font-style-complex="normal"/>
    </style:style>
    <style:style style:name="T5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4357f8"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45345d"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494e43" style:font-size-asian="12.25pt" style:font-style-asian="normal" style:font-weight-asian="normal" style:font-size-complex="14pt" style:font-style-complex="normal" style:font-weight-complex="normal"/>
    </style:style>
    <style:style style:name="T55" style:family="text">
      <style:text-properties fo:font-size="14pt" fo:font-style="normal" fo:font-weight="bold" style:font-size-asian="12.25pt" style:font-style-asian="normal" style:font-weight-asian="bold" style:font-size-complex="14pt" style:font-style-complex="normal" style:font-weight-complex="bold"/>
    </style:style>
    <style:style style:name="T56" style:family="text">
      <style:text-properties fo:font-size="12pt"/>
    </style:style>
    <style:style style:name="T57" style:family="text">
      <style:text-properties fo:color="#f58220" fo:font-size="18pt" fo:font-weight="bold" style:font-size-asian="18pt" style:font-weight-asian="bold" style:font-size-complex="18pt" style:font-weight-complex="bold"/>
    </style:style>
    <style:style style:name="T58" style:family="text">
      <style:text-properties fo:color="#ffffff" fo:font-size="13pt" style:font-size-asian="13pt" style:font-size-complex="13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dc5e7" draw:textarea-horizontal-align="justify" draw:textarea-vertical-align="middle" draw:auto-grow-height="false" fo:min-height="2.923cm" fo:min-width="5.992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852cm" fo:min-width="3.9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836cm" fo:min-width="4.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773cm" fo:min-width="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f3834" draw:textarea-horizontal-align="justify" draw:textarea-vertical-align="top" draw:auto-grow-height="false" fo:min-height="3.731cm" fo:min-width="5.55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73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lkbox Requirements</text:p>
      <text:p text:style-name="P14"><text:span text:style-name="T7">EECS 2311 </text:span>Group 4: Jordan, Rohan and Alberto</text:p>
      <text:p text:style-name="P14"/>
      <text:p text:style-name="P15"><text:tab/>The <text:span text:style-name="T8">Core Stakeholders</text:span> for this project are those who need assistance speaking <text:span text:style-name="T31">(and those who assist them).</text:span></text:p>
      <text:p text:style-name="P15"/>
      <text:p text:style-name="P16"><text:tab/>To address their needs, <text:span text:style-name="T39">they must be able to use our applications to setup buttons in an expressive way</text:span>. <text:span text:style-name="T39">They should be able to customize and personalize the buttons (by way of using images, colors, text, emojis, etc) as well as use facilities to record and select existing audio files for the buttons. The buttons should be variable in number – users could be using hundreds of unique phrases every day – so the applications must allow the users to remove, add, or edit the buttons as they see fit. </text:span></text:p>
      <text:p text:style-name="P16"/>
      <text:p text:style-name="P16"><text:tab/><text:span text:style-name="T9">The </text:span><text:span text:style-name="T2">Talkbox Simulator</text:span><text:span text:style-name="T9"> should allow a user to test whether the configuration suits them. The simulator works very similarly to the actual Talkbox device and users should time with their Configuration seeing how well they can express themselves using it – </text:span><text:span text:style-name="T11">perhaps there are phrases they have missed and still need? </text:span><text:span text:style-name="T12">Does the description not suit the sound or phrase that the button is set up with? </text:span><text:span text:style-name="T13">How long can the user communicate with the configuration </text:span><text:span text:style-name="T14">before it is insufficient to express themselves</text:span><text:span text:style-name="T13">?</text:span><text:span text:style-name="T17"> </text:span><text:span text:style-name="T18">The user </text:span><text:span text:style-name="T19">may</text:span><text:span text:style-name="T18"> continuously edit their Configuration with the </text:span><text:span text:style-name="T21">Talkbox Configurer</text:span><text:span text:style-name="T18"> </text:span><text:span text:style-name="T19">and test it with the </text:span><text:span text:style-name="T22">Simulator</text:span><text:span text:style-name="T19"> until it is fully satisfactory. </text:span></text:p>
      <text:p text:style-name="P1"/>
      <text:p text:style-name="P2">Use Case<text:span text:style-name="T6">s</text:span></text:p>
      <text:p text:style-name="P7">The typical use of the Talkbox Configurer and Simulator should be as follows:</text:p>
      <text:p text:style-name="P7"><draw:custom-shape text:anchor-type="paragraph" draw:z-index="9" draw:name="Shape1" draw:style-name="gr4" draw:text-style-name="P59" svg:width="3.973cm" svg:height="1.853cm" svg:x="0.034cm" svg:y="0.178cm"><text:p><text:span text:style-name="T57">Talkbox </text:span></text:p><text:p><text:span text:style-name="T57">Configurer</text:span></text:p><draw:enhanced-geometry svg:viewBox="0 0 21600 21600" draw:type="rectangle" draw:enhanced-path="M 0 0 L 21600 0 21600 21600 0 21600 0 0 Z N"/></draw:custom-shape><draw:custom-shape text:anchor-type="paragraph" draw:z-index="10" draw:name="Shape2" draw:style-name="gr5" draw:text-style-name="P59" svg:width="4.144cm" svg:height="1.837cm" svg:x="6.054cm" svg:y="0.273cm"><text:p><text:span text:style-name="T57"><text:s/></text:span><text:span text:style-name="T57">Talkbox </text:span><text:span text:style-name="T57"><text:line-break/></text:span><text:span text:style-name="T57"> Simulator</text:span></text:p><draw:enhanced-geometry svg:viewBox="0 0 21600 21600" draw:mirror-horizontal="false" draw:mirror-vertical="false" draw:type="rectangle" draw:enhanced-path="M 0 0 L 21600 0 21600 21600 0 21600 0 0 Z N"/></draw:custom-shape><draw:custom-shape text:anchor-type="paragraph" draw:z-index="11" draw:name="Shape3" draw:style-name="gr6" draw:text-style-name="P59" svg:width="4.313cm" svg:height="1.773cm" svg:x="11.943cm" svg:y="0.258cm"><text:p><text:span text:style-name="T57"><text:s/></text:span><text:span text:style-name="T57">Actual </text:span></text:p><text:p><text:span text:style-name="T57"><text:s/></text:span><text:span text:style-name="T57">Talkbox</text:span></text:p><draw:enhanced-geometry svg:viewBox="0 0 21600 21600" draw:type="rectangle" draw:enhanced-path="M 0 0 L 21600 0 21600 21600 0 21600 0 0 Z N"/></draw:custom-shape></text:p>
      <text:p text:style-name="P7"/>
      <text:p text:style-name="P8">SS</text:p>
      <text:p text:style-name="P7"><draw:frame draw:style-name="fr1" draw:name="Frame1" text:anchor-type="paragraph" svg:x="0.034cm" svg:y="0.448cm" svg:width="3.974cm" draw:z-index="2"><draw:text-box fo:min-height="5.745cm"><text:p text:style-name="Caption">1: The user uses the Talkbox Configurer to create <text:span text:style-name="T1">(or edit)</text:span> a <text:s/><text:span text:style-name="T40">c</text:span>onfiguration. <text:span text:style-name="T40">They may customize buttons using images, text, audio (including pre-existing files and in-app recordings) and and colours that suit them.</text:span></text:p></draw:text-box></draw:frame><draw:frame draw:style-name="fr1" draw:name="Frame6" text:anchor-type="paragraph" svg:x="11.887cm" svg:y="0.448cm" svg:width="4.371cm" draw:z-index="1"><draw:text-box fo:min-height="3.736cm"><text:p text:style-name="Caption">3: Now fully satisfied with their Configuration, they may use it with the actual Talkbox System! <text:span text:style-name="T4">The Talkbox should assist them in communicating and expressing themselves through daily activities.</text:span> If the <text:span text:style-name="T4">user</text:span> ever find more sounds they want <text:span text:style-name="T4">or that the configuration cannot fully accommodate them</text:span>, they can always go to <text:span text:style-name="T4">Step #1 </text:span>and edit their configuration once again.</text:p></draw:text-box></draw:frame></text:p>
      <text:p text:style-name="P6"><draw:line text:anchor-type="paragraph" draw:z-index="0" draw:name="Shape4" draw:style-name="gr1" draw:text-style-name="P56" svg:x1="4.362cm" svg:y1="1.312cm" svg:x2="5.764cm" svg:y2="1.312cm"><text:p/></draw:line><draw:line text:anchor-type="paragraph" draw:z-index="3" draw:name="Shape5" draw:style-name="gr1" draw:text-style-name="P56" svg:x1="5.791cm" svg:y1="2.9cm" svg:x2="4.309cm" svg:y2="2.9cm"><text:p/></draw:line><draw:line text:anchor-type="paragraph" draw:z-index="5" draw:name="Shape6" draw:style-name="gr1" draw:text-style-name="P56" svg:x1="10.395cm" svg:y1="2.291cm" svg:x2="11.771cm" svg:y2="2.291cm"><text:p/></draw:line><draw:frame draw:style-name="fr1" draw:name="Frame5" text:anchor-type="paragraph" svg:x="6.054cm" svg:y="0cm" svg:width="4.212cm" draw:z-index="4"><draw:text-box fo:min-height="3.577cm"><text:p text:style-name="Caption">2: The user then proceeds to open their <text:s/><text:span text:style-name="T40">c</text:span>onfiguration with the Talkbox Simulator. They can test that the<text:span text:style-name="T40">ir</text:span> configuration has every phrase that they will want, and that the buttons are customized to their liking. If not satisfied, they can edit their configuration (<text:span text:style-name="T5">Step 1#</text:span>). <text:span text:style-name="T40">Otherwise</text:span>, they may use their configuration with the actual Talkbox Device. </text:p></draw:text-box></draw:frame><text:line-break/></text:p>
      <text:p text:style-name="P6"/>
      <text:p text:style-name="P6"/>
      <text:p text:style-name="P6"/>
      <text:p text:style-name="P6"/>
      <text:p text:style-name="P6"/>
      <text:p text:style-name="P6"/>
      <text:p text:style-name="P6"/>
      <text:p text:style-name="P9"/>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4">Acceptance Test<text:span text:style-name="T33">s</text:span><text:span text:style-name="T29"><text:line-break/></text:span></text:p>
      <text:p text:style-name="P10"/>
      <text:p text:style-name="P11">Beyond simply functioning, the Talkbox Simulator and Configurer need to address the needs of the Stakeholders of this project. The following Acceptance Tests should assess whether the applications do indeed assist <text:span text:style-name="T32">them with daily activities. Some sample stakeholders (and their assistants/caregivers, if applicable) should run the following tests with the assistance of the User Manual.</text:span></text:p>
      <text:p text:style-name="P13"/>
      <text:p text:style-name="P5">Test One</text:p>
      <text:p text:style-name="P11"/>
      <text:p text:style-name="P19"><text:tab/><text:tab/><text:tab/><text:tab/><text:span text:style-name="T27">The test should be considered </text:span><text:span text:style-name="T28">a </text:span><text:span text:style-name="T27">failure if</text:span><text:span text:style-name="T25">:</text:span><text:span text:style-name="T23"> </text:span></text:p>
      <text:list xml:id="list3893286095" text:style-name="L1">
        <text:list-item>
          <text:p text:style-name="P30">The user is stuck for more than 2 </text:p>
          <text:p text:style-name="P30">minutes for any one task, <text:span text:style-name="T42">due to confusion</text:span></text:p>
        </text:list-item>
        <text:list-item>
          <text:p text:style-name="P31"><draw:frame draw:style-name="fr1" draw:name="Frame7" text:anchor-type="paragraph" svg:x="-0.213cm" svg:y="0.18cm" svg:width="5.958cm" draw:z-index="6"><draw:text-box fo:min-height="4.302cm"><text:p text:style-name="P29"><draw:custom-shape text:anchor-type="paragraph" draw:z-index="7" draw:name="Shape7" draw:style-name="gr2" draw:text-style-name="P57" svg:width="5.993cm" svg:height="2.924cm" svg:x="0cm" svg:y="-2.923cm"><text:p/><draw:enhanced-geometry svg:viewBox="0 0 21600 21600" draw:type="rectangle" draw:enhanced-path="M 0 0 L 21600 0 21600 21600 0 21600 0 0 Z N"/></draw:custom-shape><draw:frame text:anchor-type="paragraph" draw:z-index="8" draw:name="Shape8" draw:style-name="gr3" draw:text-style-name="P58" svg:width="5.693cm" svg:height="2.924cm" svg:x="0cm" svg:y="-2.923cm"><draw:text-box><text:p><text:span text:style-name="T56">Test 1: Using the Talkbox </text:span><text:span text:style-name="T56">Configurer application to create a </text:span><text:span text:style-name="T56">configuration of 6 custom </text:span><text:span text:style-name="T56">buttons, each with their unique </text:span><text:span text:style-name="T56">sound, and uniquely identifying </text:span><text:span text:style-name="T56">label.</text:span></text:p></draw:text-box></draw:frame><text:span text:style-name="T16">Particular focus should be directed towards ease-of-use. </text:span><text:span text:style-name="T15">C</text:span><text:span text:style-name="T10">an sounds be </text:span><text:span text:style-name="T15">recorded or selected for</text:span><text:span text:style-name="T10"> buttons easily? is adding or editing buttons simple? </text:span><text:span text:style-name="T20">Does the application exist the user or is it simply a pain to use? </text:span></text:p></draw:text-box></draw:frame>It is too difficult to add/remove buttons, edit buttons</text:p>
        </text:list-item>
        <text:list-item>
          <text:p text:style-name="P31"><text:span text:style-name="T38">A</text:span>pp-breaking critical failure<text:span text:style-name="T38">s occur</text:span> during the test</text:p>
        </text:list-item>
        <text:list-item>
          <text:p text:style-name="P33">Navigating though the application or </text:p>
          <text:p text:style-name="P33">creating a setup is difficult.</text:p>
        </text:list-item>
      </text:list>
      <text:p text:style-name="P17"><text:span text:style-name="T26">The test should be considered passed if</text:span>:</text:p>
      <text:list xml:id="list2680428251" text:style-name="L2">
        <text:list-item>
          <text:p text:style-name="P32">The criteria for a failure is not met, and;</text:p>
        </text:list-item>
        <text:list-item>
          <text:p text:style-name="P32">There are no critical features that the stakeholders feel</text:p>
          <text:p text:style-name="P32">the application is lacking that would help address their needs.</text:p>
        </text:list-item>
      </text:list>
      <text:p text:style-name="P18"/>
      <text:p text:style-name="P18"/>
      <text:p text:style-name="P18"/>
      <text:p text:style-name="P20">Step 1: <text:span text:style-name="T34">Open the Talkbox Configurer application.</text:span></text:p>
      <text:p text:style-name="P21">Step 2: <text:span text:style-name="T35">The user creates a new Talkbox Configuration directory.</text:span></text:p>
      <text:p text:style-name="P22">Step 3: The user sets up a button with a sound and a name/label. <text:span text:style-name="T36">The button should appear how it would when using the TalkboxSimulator and playback of the selected sound should be available. </text:span></text:p>
      <text:p text:style-name="P22">Step 4: Repeat <text:span text:style-name="T37">step 3 making</text:span> <text:span text:style-name="T41">2</text:span> <text:span text:style-name="T37">more</text:span> buttons. <text:span text:style-name="T41">The third button should have its sound recorded directly to the button setup. </text:span></text:p>
      <text:p text:style-name="P24">Step 5: Close the TalkboxConfigurer. The Talkbox Configuration directory is now set up.</text:p>
      <text:p text:style-name="P24">Step 6: Open the Talkbox Configurer, and open an existing Talkbox Configuration directory. The user should see their previous buttons, and be able to edit them as well as add additional buttons to the configuration directory. </text:p>
      <text:p text:style-name="P55">Step 7: Complete the test by creating 3 additional buttons. </text:p>
      <text:p text:style-name="P24"/>
      <text:p text:style-name="P27"/>
      <text:p text:style-name="P27"/>
      <text:p text:style-name="P27"/>
      <text:p text:style-name="P27"><text:soft-page-break/></text:p>
      <text:p text:style-name="P27"/>
      <text:p text:style-name="P27"/>
      <text:p text:style-name="P27"/>
      <text:p text:style-name="P27">Test Two</text:p>
      <text:p text:style-name="P28"><draw:frame draw:style-name="fr1" draw:name="Frame2" text:anchor-type="paragraph" svg:x="0.116cm" svg:y="0.328cm" svg:width="5.452cm" draw:z-index="12"><draw:text-box fo:min-height="8.759cm"><text:p text:style-name="Drawing"><draw:custom-shape text:anchor-type="paragraph" draw:z-index="13" draw:name="Shape9" draw:style-name="gr7" draw:text-style-name="P60" svg:width="5.557cm" svg:height="3.731cm" svg:x="-0.111cm" svg:y="-0.328cm"><text:p/><draw:enhanced-geometry svg:viewBox="0 0 21600 21600" draw:type="rectangle" draw:enhanced-path="M 0 0 L 21600 0 21600 21600 0 21600 0 0 Z N"/></draw:custom-shape>The aim of the test is to show <text:span text:style-name="T38">whether the S</text:span>imulator can help <text:span text:style-name="T43">the user </text:span>determine whether a configuration will work for the user or not. <text:span text:style-name="T43">Focus should be directed at the ability to </text:span><text:span text:style-name="T3">use </text:span><text:span text:style-name="T30">the configuration, not at the quality of the configuration itself (which can itself be modified by the user using the configurer.)</text:span></text:p></draw:text-box></draw:frame><draw:frame text:anchor-type="paragraph" draw:z-index="14" draw:name="Shape10" draw:style-name="gr8" draw:text-style-name="P61" svg:width="5.557cm" svg:height="3.731cm" svg:x="0.005cm" svg:y="0cm"><draw:text-box><text:p><text:span text:style-name="T58">Test 2: Using the Talkbox </text:span><text:span text:style-name="T58">Simulator application to test </text:span><text:span text:style-name="T58">a Talkbox Configuration, to </text:span><text:span text:style-name="T58">see how well it suits the user </text:span><text:span text:style-name="T58">in daily activities and to </text:span><text:span text:style-name="T58">check that the sounds will be </text:span><text:span text:style-name="T58">sufficient. </text:span></text:p></draw:text-box></draw:frame>The test should be considered a failure if:</text:p>
      <text:list xml:id="list1037308959" text:style-name="L3">
        <text:list-item>
          <text:p text:style-name="P34">The <text:span text:style-name="T43">configuration does not appear like what the user created.</text:span></text:p>
        </text:list-item>
        <text:list-item>
          <text:p text:style-name="P34">App-breaking critical failures occur during the test.</text:p>
        </text:list-item>
        <text:list-item>
          <text:p text:style-name="P34">The buttons do not behave consistently like they would </text:p>
          <text:p text:style-name="P34">when using the actual Talkbox Device</text:p>
        </text:list-item>
        <text:list-item>
          <text:p text:style-name="P35">The user cannot consistently </text:p>
          <text:p text:style-name="P35">use the simulator to communicate.</text:p>
          <text:p text:style-name="P36">The test should be considered a success if:</text:p>
        </text:list-item>
        <text:list-item>
          <text:p text:style-name="P34">None of the failure conditions are met</text:p>
        </text:list-item>
      </text:list>
      <text:p text:style-name="P23"/>
      <text:p text:style-name="P23"/>
      <text:p text:style-name="P22"/>
      <text:p text:style-name="P22"/>
      <text:p text:style-name="P18"/>
      <text:p text:style-name="P18"/>
      <text:p text:style-name="P18"/>
      <text:p text:style-name="P18"/>
      <text:p text:style-name="P18"/>
      <text:p text:style-name="P25">Step 1: Open the Talkbox Simulator application.</text:p>
      <text:p text:style-name="P26">Step 2: Open the existing Talkbox Configuration directory from Test 1</text:p>
      <text:p text:style-name="P26">Step 3: Ensure that the buttons and sounds are exactly as they appeared when setting up.</text:p>
      <text:p text:style-name="P26">Step 4: Try for 3 minutes using the buttons to communicate. <text:span text:style-name="T10">Does it feel like this setup could be used longer? </text:span><text:span text:style-name="T16">If the Simulator cannot assist you in answering that question, the test has been failed. If the question can be answered effectively: </text:span><text:span text:style-name="T24">whether the Talkbox Configuration is sufficient or insufficient</text:span><text:span text:style-name="T16">, the Simulator has passed the test.</text:span></text:p>
      <text:p text:style-name="P12"/>
      <text:p text:style-name="P10"/>
      <text:p text:style-name="P1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Talkbox Log Requirements</text:p>
      <text:p text:style-name="P38"/>
      <text:p text:style-name="P41"><text:tab/><text:span text:style-name="T44">The Talkbox Log application differs from the other two in that it is meant for the Talkbox development team rather than the end users. The developers (that’s us) need to be able to assess how their users are </text:span><text:span text:style-name="T46">actually</text:span><text:span text:style-name="T49"> using the applications, rather than how they are designed. This can enable the team to:</text:span></text:p>
      <text:p text:style-name="P41"><text:span text:style-name="T49"/></text:p>
      <text:list xml:id="list3073724087" text:style-name="L5">
        <text:list-item>
          <text:p text:style-name="P43"><text:span text:style-name="T49">Research the amount of time users spend performing tasks. </text:span></text:p>
        </text:list-item>
      </text:list>
      <text:list xml:id="list4018720648" text:style-name="L4">
        <text:list-item>
          <text:p text:style-name="P42"><text:span text:style-name="T49">Fix bugs or design problems that are limiting the user experience</text:span></text:p>
        </text:list-item>
        <text:list-item>
          <text:p text:style-name="P42"><text:span text:style-name="T49">See how updates to the software are affecting user behavior </text:span><text:span text:style-name="T50">(</text:span><text:span text:style-name="T46">does the update really mean that users spend less time having to configure their buttons? </text:span><text:span text:style-name="T47">Did it even really make a difference) </text:span></text:p>
        </text:list-item>
      </text:list>
      <text:p text:style-name="P41"><text:span text:style-name="T47"/></text:p>
      <text:p text:style-name="P39"><text:span text:style-name="T46">Use Case</text:span><text:span text:style-name="T51">: </text:span><text:span text:style-name="T49">Bug Fixing</text:span></text:p>
      <text:p text:style-name="P39"><text:span text:style-name="T51"/></text:p>
      <text:p text:style-name="P40"><text:span text:style-name="T51"><text:tab/>Fixing a bug can be extremely difficult when users do not share our computing environment (Operating system, hardware etc) and when we (the developers) cannot be there to witness the problems that our users encounter. </text:span></text:p>
      <text:p text:style-name="P40"><text:span text:style-name="T51"><text:s/><text:tab/>A very helpful application of the Talkbox Logger app as a part of the Talkbox platform is that it can keep track of user interactions leading up to (and including) an error in the application. </text:span></text:p>
      <text:p text:style-name="P50"><text:span text:style-name="T52"/></text:p>
      <text:p text:style-name="P52"><text:span text:style-name="T45">T</text:span><text:span text:style-name="T44">ypical Series of Events: </text:span></text:p>
      <text:p text:style-name="P51"><text:span text:style-name="T52">1</text:span><text:span text:style-name="T51">) The user finds a bug and reports it to the Talkbox team (using the Github issues page)</text:span></text:p>
      <text:p text:style-name="P51"><text:span text:style-name="T51">2) The Talkbox team asks for the user’s Talkbox Configuration to assist them in solving the problem, and for any screenshots that may also aid them.</text:span></text:p>
      <text:p text:style-name="P51"><text:span text:style-name="T51">3) The team opens the Talkbox Logger (or Configurer if the problem was with the Simulator) and views the series of events leading up to the problem, so that they </text:span><text:span text:style-name="T55">may replicate the bug </text:span><text:span text:style-name="T51">and/or figure out what is causing the problem.</text:span></text:p>
      <text:p text:style-name="P51"><text:span text:style-name="T51">4) With the assistance of that information, the team fixes the bug and reports the issue as fixed. </text:span></text:p>
      <text:p text:style-name="P51"><text:span text:style-name="T51"/></text:p>
      <text:p text:style-name="P51"><text:span text:style-name="T51">This usage case could substantially reduce the amount of time required to fix software bugs in the Talkbox project because we can see what steps led up to the error using the logger application, which makes it much faster to update the application with the problem fixed. It can also reduce the amount of time spent looking for bugs which turn out to be a mistake of the user rather than a fault of the application. </text:span></text:p>
      <text:p text:style-name="P51"><text:span text:style-name="T51"/></text:p>
      <text:p text:style-name="P44"><text:span text:style-name="T49"/></text:p>
      <text:p text:style-name="P44"><text:span text:style-name="T49"/></text:p>
      <text:p text:style-name="P44"><text:span text:style-name="T49"/></text:p>
      <text:p text:style-name="P44"><text:soft-page-break/><text:span text:style-name="T49">Use Case: Improving User Experience</text:span></text:p>
      <text:p text:style-name="P44"><text:span text:style-name="T51"/></text:p>
      <text:p text:style-name="P44"><text:span text:style-name="T51">The Logger application can also assist the developers</text:span><text:span text:style-name="T53"> in regularly assessing how much time their users are needing to use the applications – and what the bottlenecks preventing the smoothest experience possible are. If we find a certain task is being repeated much more than expected (for example, recording buttons or formatting images) when using the Talkbox Logger application to research user experiences, we can <text:s/>attempt to shorten the task or make it more effective. </text:span></text:p>
      <text:p text:style-name="P44"><text:span text:style-name="T53"/></text:p>
      <text:p text:style-name="P53"><text:span text:style-name="T45">T</text:span><text:span text:style-name="T44">ypical Series of Events: </text:span></text:p>
      <text:p text:style-name="P45"><text:span text:style-name="T51">1) We regularly ask users to, if they would be willing, send their Talkbox Configuration logs to us so that we can research their experiences with the app.</text:span></text:p>
      <text:p text:style-name="P45"><text:span text:style-name="T51">2)We research their usage of the applications and identify tasks that are being performed in ways that surprise us; </text:span><text:span text:style-name="T48">perhaps users spend much more time moving up and down sets rather than configuring buttons when using the configurer. </text:span></text:p>
      <text:p text:style-name="P46"><text:span text:style-name="T48">3) </text:span><text:span text:style-name="T51">We consult users on why the expected user behaviour is so different from the actual activities users perform during the usage of applications. </text:span><text:span text:style-name="T48">We don’t always need to change the app just because the expected behaviour is different!</text:span></text:p>
      <text:p text:style-name="P46"><text:span text:style-name="T51">4) If we have decided changes are necessary, we can perform changes to the applications so that users can spend time more effectively when using the applications.</text:span></text:p>
      <text:p text:style-name="P46"><text:span text:style-name="T51">5) We can then test again and see if our changes have had the effect we were expecting.</text:span></text:p>
      <text:p text:style-name="P46"><text:span text:style-name="T51"/></text:p>
      <text:p text:style-name="P46"><text:span text:style-name="T49">Acceptance Test: Log</text:span></text:p>
      <text:p text:style-name="P46"><text:span text:style-name="T51"/></text:p>
      <text:p text:style-name="P46"><text:span text:style-name="T51">A good acceptance test that can be run with the developers of the project is as follows.</text:span></text:p>
      <text:p text:style-name="P46"><text:span text:style-name="T51">After the other acceptance tests have been performed by clients with the Simulator and Configurer, we take their Talkbox Configuration logs for use with this acceptance test.</text:span></text:p>
      <text:p text:style-name="P46"><text:span text:style-name="T51"/></text:p>
      <text:p text:style-name="P46"><text:span text:style-name="T51">1) Given sample Talkbox Configuration Logs, the developers will open the Talkbox Logger for viewing both the Simulator and Configuator logs.</text:span></text:p>
      <text:p text:style-name="P46"><text:span text:style-name="T51">2) The developers should be able to use the application to easily identify the following </text:span><text:span text:style-name="T54">correctly</text:span><text:span text:style-name="T51"> on paper:</text:span></text:p>
      <text:list xml:id="list4091563459" text:style-name="L7">
        <text:list-item>
          <text:p text:style-name="P47"><text:span text:style-name="T51">The last five actions performed by the user of the Configuration App. </text:span></text:p>
        </text:list-item>
        <text:list-item>
          <text:p text:style-name="P47"><text:span text:style-name="T51">The time at which those operations were performed.</text:span></text:p>
        </text:list-item>
        <text:list-item>
          <text:p text:style-name="P47"><text:span text:style-name="T51">At least six different kinds of actions performed. </text:span></text:p>
        </text:list-item>
      </text:list>
      <text:p text:style-name="P46"><text:span text:style-name="T51"/></text:p>
      <text:p text:style-name="P46"><text:span text:style-name="T51">3) The developers should also be able to </text:span><text:span text:style-name="T54">notice what activities are engaged in most often and categorize those activities in an easy-to-view way.</text:span></text:p>
      <text:p text:style-name="P46"><text:span text:style-name="T54"/></text:p>
      <text:p text:style-name="P48"><text:span text:style-name="T51">The test is considered passed as long as there are no major complaints about the capabilities of the application and the second step is able to be completed accurately. </text:span></text:p>
      <text:p text:style-name="P48"><text:span text:style-name="T51"/></text:p>
      <text:p text:style-name="P49"><text:soft-page-break/><text:span text:style-name="T51">The acceptance test should determine if the Logger is capable of performing the major use cases for the developers. With the test completed, we can be assured that it will be the asset it is meant to be to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5:03:25.568037396</meta:creation-date>
    <dc:date>2019-04-03T22:41:57.953457423</dc:date>
    <meta:editing-duration>PT5H39M22S</meta:editing-duration>
    <meta:editing-cycles>51</meta:editing-cycles>
    <meta:generator>LibreOffice/6.0.7.3$Linux_X86_64 LibreOffice_project/00m0$Build-3</meta:generator>
    <meta:document-statistic meta:table-count="0" meta:image-count="0" meta:object-count="0" meta:page-count="6" meta:paragraph-count="82" meta:word-count="1739" meta:character-count="10271" meta:non-whitespace-character-count="8590"/>
  </office:meta>
</office:document-meta>
</file>